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ClientManifest.hex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ClientManifest.ControlClientManifest( String cli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ClientManifest.escapeJava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rolClientManifest.escapeJavaStyleString( Writer out , String st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ControlClientManifest.getControl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rolClientManifest.getControl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ClientManifest.emit( Filer f , String pkg , File mf , String cs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rolClientManifest.ControlClientManifest( File 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rolClientManifest.getDefaultImpl( String contro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ClientManifest.addControlType( String intf , String im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